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color="#ff0000"/>
    </style:style>
    <style:style style:name="P2" style:family="paragraph" style:parent-style-name="Standard">
      <style:text-properties officeooo:rsid="001211f7" officeooo:paragraph-rsid="001211f7"/>
    </style:style>
    <style:style style:name="P3" style:family="paragraph" style:parent-style-name="Standard">
      <style:text-properties fo:font-size="18pt" officeooo:rsid="001211f7" officeooo:paragraph-rsid="001211f7" style:font-size-asian="18pt" style:font-size-complex="18pt"/>
    </style:style>
    <style:style style:name="P4" style:family="paragraph" style:parent-style-name="Standard">
      <style:text-properties fo:font-weight="bold" officeooo:rsid="001211f7" officeooo:paragraph-rsid="001211f7" style:font-weight-asian="bold" style:font-weight-complex="bold"/>
    </style:style>
    <style:style style:name="T1" style:family="text">
      <style:text-properties officeooo:rsid="00132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A UMA VEZ UM LUGARZINHO NO MEIO DO NADA COM SABOR DE CHOCOLATE</text:p>
      <text:p text:style-name="P2"/>
      <text:p text:style-name="P1">PPPPPPPPPPPPPPPPPPP</text:p>
      <text:p text:style-name="P4"/>
      <text:p text:style-name="P4">Luciene D<text:span text:style-name="T1">ul</text:span>tra Pin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9:22:44.772483354</meta:creation-date>
    <dc:date>2017-07-19T19:28:43.464869858</dc:date>
    <meta:editing-duration>PT3M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7" meta:character-count="104" meta:non-whitespace-character-count="89"/>
  </office:meta>
</office:document-meta>
</file>